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D0000015171A9C596.png" manifest:media-type="image/png"/>
  <manifest:file-entry manifest:full-path="Pictures/100000000000055600000300F88B7B4A.png" manifest:media-type="image/png"/>
  <manifest:file-entry manifest:full-path="Pictures/100000000000026600000190FBB0D80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77cm, 10.273cm, 1.333cm, 9.508cm)" draw:image-opacity="100%" style:mirror="none"/>
    </style:style>
    <style:style style:name="gr3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49cm" fo:min-width="5.347cm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15cm" fo:min-width="9.2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3cm" fo:min-width="0cm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15cm" fo:min-width="2.8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0.541cm"/>
    </style:style>
    <style:style style:name="gr9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07cm" fo:min-width="5.475cm" fo:padding-top="0.275cm" fo:padding-bottom="0.275cm" fo:padding-left="0.4cm" fo:padding-right="0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44cm" svg:height="10.582cm" svg:x="0.9cm" svg:y="1.018cm">
          <draw:image xlink:href="Pictures/100000000000026600000190FBB0D801.png" xlink:type="simple" xlink:show="embed" xlink:actuate="onLoad">
            <text:p/>
          </draw:image>
        </draw:frame>
        <draw:frame draw:style-name="gr2" draw:text-style-name="P1" draw:layer="layout" svg:width="15.5cm" svg:height="14.599cm" svg:x="4.9cm" svg:y="11.6cm">
          <draw:image xlink:href="Pictures/100000000000055600000300F88B7B4A.png" xlink:type="simple" xlink:show="embed" xlink:actuate="onLoad">
            <text:p/>
          </draw:image>
        </draw:frame>
        <draw:custom-shape draw:style-name="gr3" draw:text-style-name="P1" draw:layer="layout" svg:width="5.282cm" svg:height="4.465cm" draw:transform="rotate (0.96970493240805) translate (-0.263cm 14.977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layer="layout" svg:width="0.9cm" svg:height="0.962cm" svg:x="5.8cm" svg:y="5.2cm">
          <draw:text-box>
            <text:p>1</text:p>
          </draw:text-box>
        </draw:frame>
        <draw:custom-shape draw:style-name="gr5" draw:text-style-name="P1" draw:layer="layout" svg:width="9.9cm" svg:height="0.6cm" svg:x="6.5cm" svg:y="4.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163cm" svg:height="1.803cm" svg:x="14.273cm" svg:y="16.286cm">
          <draw:text-box>
            <text:p>2</text:p>
          </draw:text-box>
        </draw:frame>
        <draw:custom-shape draw:style-name="gr7" draw:text-style-name="P1" draw:layer="layout" svg:width="6.309cm" svg:height="1.082cm" svg:x="11.209cm" svg:y="18.08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9.079cm" svg:height="9.385cm" svg:x="1cm" svg:y="6.515cm">
          <draw:image xlink:href="Pictures/10000000000002AD0000015171A9C596.png" xlink:type="simple" xlink:show="embed" xlink:actuate="onLoad">
            <text:p/>
          </draw:image>
        </draw:frame>
        <draw:frame draw:style-name="gr8" draw:layer="layout" svg:width="1.041cm" svg:height="1.175cm" svg:x="11.747cm" svg:y="9.158cm">
          <draw:text-box>
            <text:p>3</text:p>
          </draw:text-box>
        </draw:frame>
        <draw:custom-shape draw:style-name="gr9" draw:text-style-name="P1" draw:layer="layout" svg:width="6.274cm" svg:height="5.156cm" draw:transform="rotate (-0.78470003169665) translate (14.294cm -0.698cm)">
          <text:p/>
          <draw:enhanced-geometry svg:viewBox="0 0 21600 21600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03:57.601000000</meta:creation-date>
    <dc:date>2015-03-23T21:08:58.350000000</dc:date>
    <meta:editing-duration>PT6M49S</meta:editing-duration>
    <meta:editing-cycles>5</meta:editing-cycles>
    <meta:generator>LibreOffice/4.3.2.2$Windows_x86 LibreOffice_project/edfb5295ba211bd31ad47d0bad0118690f76407d</meta:generator>
    <meta:document-statistic meta:object-count="10"/>
  </office:meta>
</office:document-meta>
</file>